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21f3f24" officeooo:paragraph-rsid="0019c1bf"/>
    </style:style>
    <style:style style:name="P2" style:family="paragraph" style:parent-style-name="Anglais">
      <style:text-properties fo:language="en" fo:country="GB" officeooo:rsid="02213790" officeooo:paragraph-rsid="0019c1bf"/>
    </style:style>
    <style:style style:name="P3" style:family="paragraph" style:parent-style-name="Anglais">
      <style:text-properties fo:language="en" fo:country="GB" officeooo:rsid="0223aa5b" officeooo:paragraph-rsid="0019c1bf"/>
    </style:style>
    <style:style style:name="P4" style:family="paragraph" style:parent-style-name="Anglais">
      <style:text-properties fo:language="en" fo:country="GB" officeooo:rsid="02243402" officeooo:paragraph-rsid="0019c1bf"/>
    </style:style>
    <style:style style:name="P5" style:family="paragraph" style:parent-style-name="Anglais">
      <style:text-properties fo:language="en" fo:country="GB" officeooo:rsid="02268986" officeooo:paragraph-rsid="0019c1bf"/>
    </style:style>
    <style:style style:name="P6" style:family="paragraph" style:parent-style-name="Anglais">
      <style:text-properties fo:language="en" fo:country="GB" officeooo:rsid="0228638d" officeooo:paragraph-rsid="0019c1bf"/>
    </style:style>
    <style:style style:name="P7" style:family="paragraph" style:parent-style-name="Anglais">
      <style:text-properties fo:language="en" fo:country="GB" officeooo:rsid="0274d9d3" officeooo:paragraph-rsid="0019c1bf"/>
    </style:style>
    <style:style style:name="P8" style:family="paragraph" style:parent-style-name="Anglais">
      <style:text-properties fo:language="en" fo:country="GB" officeooo:rsid="0275da8a" officeooo:paragraph-rsid="0019c1bf"/>
    </style:style>
    <style:style style:name="P9" style:family="paragraph" style:parent-style-name="Anglais">
      <style:text-properties fo:language="en" fo:country="GB" officeooo:rsid="027781fd" officeooo:paragraph-rsid="0019c1bf"/>
    </style:style>
    <style:style style:name="P10" style:family="paragraph" style:parent-style-name="Anglais">
      <style:text-properties fo:language="en" fo:country="GB" officeooo:rsid="027782d0" officeooo:paragraph-rsid="0019c1bf"/>
    </style:style>
    <style:style style:name="P11" style:family="paragraph" style:parent-style-name="Anglais">
      <style:text-properties fo:language="en" fo:country="GB" officeooo:paragraph-rsid="0019c1bf"/>
    </style:style>
    <style:style style:name="P12" style:family="paragraph" style:parent-style-name="Anglais" style:master-page-name="">
      <style:paragraph-properties fo:margin-top="0cm" fo:margin-bottom="0.247cm" loext:contextual-spacing="false" fo:line-height="120%" style:page-number="auto" style:shadow="none" style:writing-mode="page">
        <style:tab-stops/>
      </style:paragraph-properties>
      <style:text-properties style:font-name="Liberation Serif" fo:language="en" fo:country="GB" officeooo:paragraph-rsid="0019c1bf" style:font-size-asian="10.5pt"/>
    </style:style>
    <style:style style:name="P13" style:family="paragraph" style:parent-style-name="Lieux">
      <style:text-properties officeooo:paragraph-rsid="0019c1bf"/>
    </style:style>
    <style:style style:name="P14" style:family="paragraph" style:parent-style-name="Séparation_20_temporelle">
      <style:text-properties fo:language="en" fo:country="GB" officeooo:paragraph-rsid="0019c1bf"/>
    </style:style>
    <style:style style:name="P15" style:family="paragraph" style:parent-style-name="Titre_20_Chapitre">
      <style:paragraph-properties fo:break-before="page"/>
      <style:text-properties officeooo:paragraph-rsid="0019c1bf"/>
    </style:style>
    <style:style style:name="P16" style:family="paragraph" style:parent-style-name="Vlad_20_Kemenov">
      <style:text-properties fo:language="en" fo:country="GB" fo:font-style="normal" officeooo:rsid="028fde0c" officeooo:paragraph-rsid="0019c1bf" style:font-style-asian="normal" style:font-style-complex="normal"/>
    </style:style>
    <style:style style:name="P17" style:family="paragraph" style:parent-style-name="Vlad_20_Kemenov">
      <style:text-properties fo:language="en" fo:country="GB" fo:font-style="normal" officeooo:rsid="027f81b9" officeooo:paragraph-rsid="0019c1bf" style:font-style-asian="normal" style:font-style-complex="normal"/>
    </style:style>
    <style:style style:name="P18" style:family="paragraph" style:parent-style-name="Vlad_20_Kemenov">
      <style:text-properties fo:language="en" fo:country="GB" fo:font-style="normal" officeooo:rsid="027fc406" officeooo:paragraph-rsid="0019c1bf" style:font-style-asian="normal" style:font-style-complex="normal"/>
    </style:style>
    <style:style style:name="P19" style:family="paragraph" style:parent-style-name="Vlad_20_Kemenov">
      <style:text-properties fo:language="en" fo:country="GB" fo:font-style="normal" officeooo:rsid="027fcb82" officeooo:paragraph-rsid="0019c1bf" style:font-style-asian="normal" style:font-style-complex="normal"/>
    </style:style>
    <style:style style:name="P20" style:family="paragraph" style:parent-style-name="Vlad_20_Kemenov">
      <style:text-properties fo:language="en" fo:country="GB" fo:font-style="normal" officeooo:rsid="02832685" officeooo:paragraph-rsid="0019c1bf" style:font-style-asian="normal" style:font-style-complex="normal"/>
    </style:style>
    <style:style style:name="P21" style:family="paragraph" style:parent-style-name="Vlad_20_Kemenov">
      <style:text-properties fo:language="en" fo:country="GB" fo:font-style="normal" officeooo:rsid="02844d09" officeooo:paragraph-rsid="0019c1bf" style:font-style-asian="normal" style:font-style-complex="normal"/>
    </style:style>
    <style:style style:name="P22" style:family="paragraph" style:parent-style-name="Vlad_20_Kemenov">
      <style:text-properties fo:language="en" fo:country="GB" fo:font-style="normal" officeooo:rsid="02859da2" officeooo:paragraph-rsid="0019c1bf" style:font-style-asian="normal" style:font-style-complex="normal"/>
    </style:style>
    <style:style style:name="P23" style:family="paragraph" style:parent-style-name="Vlad_20_Kemenov">
      <style:text-properties fo:language="en" fo:country="GB" fo:font-style="normal" officeooo:rsid="028715b2" officeooo:paragraph-rsid="0019c1bf" style:font-style-asian="normal" style:font-style-complex="normal"/>
    </style:style>
    <style:style style:name="P24" style:family="paragraph" style:parent-style-name="Vlad_20_Kemenov">
      <style:text-properties fo:language="en" fo:country="GB" fo:font-style="normal" officeooo:rsid="028849d3" officeooo:paragraph-rsid="0019c1bf" style:font-style-asian="normal" style:font-style-complex="normal"/>
    </style:style>
    <style:style style:name="P25" style:family="paragraph" style:parent-style-name="Vlad_20_Kemenov">
      <style:text-properties fo:language="en" fo:country="GB" fo:font-style="normal" officeooo:rsid="028a0807" officeooo:paragraph-rsid="0019c1bf" style:font-style-asian="normal" style:font-style-complex="normal"/>
    </style:style>
    <style:style style:name="P26" style:family="paragraph" style:parent-style-name="Vlad_20_Kemenov">
      <style:text-properties fo:language="en" fo:country="GB" fo:font-style="normal" officeooo:rsid="028cce19" officeooo:paragraph-rsid="0019c1bf" style:font-style-asian="normal" style:font-style-complex="normal"/>
    </style:style>
    <style:style style:name="P27" style:family="paragraph" style:parent-style-name="Vlad_20_Kemenov">
      <style:text-properties fo:language="en" fo:country="GB" fo:font-style="normal" officeooo:rsid="028ddd3c" officeooo:paragraph-rsid="0019c1bf" style:font-style-asian="normal" style:font-style-complex="normal"/>
    </style:style>
    <style:style style:name="P28" style:family="paragraph" style:parent-style-name="Vlad_20_Kemenov">
      <style:text-properties fo:language="en" fo:country="GB" fo:font-style="normal" officeooo:rsid="028f1ea5" officeooo:paragraph-rsid="0019c1bf" style:font-style-asian="normal" style:font-style-complex="normal"/>
    </style:style>
    <style:style style:name="P29" style:family="paragraph" style:parent-style-name="Vlad_20_Kemenov">
      <style:text-properties fo:language="en" fo:country="GB" officeooo:rsid="027c2daa" officeooo:paragraph-rsid="0019c1bf"/>
    </style:style>
    <style:style style:name="P30" style:family="paragraph" style:parent-style-name="Vlad_20_Kemenov">
      <style:text-properties fo:language="en" fo:country="GB" officeooo:rsid="027e774a" officeooo:paragraph-rsid="0019c1bf"/>
    </style:style>
    <style:style style:name="P31" style:family="paragraph" style:parent-style-name="Vlad_20_Kemenov">
      <style:text-properties fo:language="en" fo:country="GB" officeooo:rsid="027fcb82" officeooo:paragraph-rsid="0019c1bf"/>
    </style:style>
    <style:style style:name="P32" style:family="paragraph" style:parent-style-name="Vlad_20_Kemenov">
      <style:text-properties fo:language="en" fo:country="GB" officeooo:rsid="0280af10" officeooo:paragraph-rsid="0019c1bf"/>
    </style:style>
    <style:style style:name="P33" style:family="paragraph" style:parent-style-name="Vlad_20_Kemenov">
      <style:text-properties fo:language="en" fo:country="GB" officeooo:rsid="02832685" officeooo:paragraph-rsid="0019c1bf"/>
    </style:style>
    <style:style style:name="P34" style:family="paragraph" style:parent-style-name="Vlad_20_Kemenov">
      <style:text-properties fo:language="en" fo:country="GB" officeooo:rsid="02844d09" officeooo:paragraph-rsid="0019c1bf"/>
    </style:style>
    <style:style style:name="P35" style:family="paragraph" style:parent-style-name="Vlad_20_Kemenov">
      <style:text-properties fo:language="en" fo:country="GB" officeooo:rsid="02859da2" officeooo:paragraph-rsid="0019c1bf"/>
    </style:style>
    <style:style style:name="P36" style:family="paragraph" style:parent-style-name="Vlad_20_Kemenov">
      <style:text-properties fo:language="en" fo:country="GB" officeooo:rsid="028715b2" officeooo:paragraph-rsid="0019c1bf"/>
    </style:style>
    <style:style style:name="P37" style:family="paragraph" style:parent-style-name="Vlad_20_Kemenov">
      <style:text-properties fo:language="en" fo:country="GB" officeooo:rsid="028849d3" officeooo:paragraph-rsid="0019c1bf"/>
    </style:style>
    <style:style style:name="P38" style:family="paragraph" style:parent-style-name="Vlad_20_Kemenov">
      <style:text-properties fo:language="en" fo:country="GB" officeooo:rsid="028a0807" officeooo:paragraph-rsid="0019c1bf"/>
    </style:style>
    <style:style style:name="P39" style:family="paragraph" style:parent-style-name="Vlad_20_Kemenov">
      <style:text-properties fo:language="en" fo:country="GB" officeooo:rsid="028cce19" officeooo:paragraph-rsid="0019c1bf"/>
    </style:style>
    <style:style style:name="P40" style:family="paragraph" style:parent-style-name="Vlad_20_Kemenov">
      <style:text-properties fo:language="en" fo:country="GB" officeooo:rsid="028ddd3c" officeooo:paragraph-rsid="0019c1bf"/>
    </style:style>
    <style:style style:name="P41" style:family="paragraph" style:parent-style-name="Vlad_20_Kemenov">
      <style:text-properties fo:language="en" fo:country="GB" officeooo:rsid="028f1ea5" officeooo:paragraph-rsid="0019c1bf"/>
    </style:style>
    <style:style style:name="T1" style:family="text">
      <style:text-properties fo:language="en" fo:country="GB"/>
    </style:style>
    <style:style style:name="T2" style:family="text">
      <style:text-properties fo:language="en" fo:country="GB" fo:font-style="normal" style:font-style-asian="normal" style:font-style-complex="normal"/>
    </style:style>
    <style:style style:name="T3" style:family="text">
      <style:text-properties officeooo:rsid="023d483b"/>
    </style:style>
    <style:style style:name="T4" style:family="text">
      <style:text-properties officeooo:rsid="021f1643"/>
    </style:style>
    <style:style style:name="T5" style:family="text">
      <style:text-properties officeooo:rsid="0223aa5b"/>
    </style:style>
    <style:style style:name="T6" style:family="text">
      <style:text-properties officeooo:rsid="021f3f24"/>
    </style:style>
    <style:style style:name="T7" style:family="text">
      <style:text-properties officeooo:rsid="024cb741"/>
    </style:style>
    <style:style style:name="T8" style:family="text">
      <style:text-properties officeooo:rsid="02213790"/>
    </style:style>
    <style:style style:name="T9" style:family="text">
      <style:text-properties officeooo:rsid="0222f637"/>
    </style:style>
    <style:style style:name="T10" style:family="text">
      <style:text-properties officeooo:rsid="02243402"/>
    </style:style>
    <style:style style:name="T11" style:family="text">
      <style:text-properties officeooo:rsid="0225fb0d"/>
    </style:style>
    <style:style style:name="T12" style:family="text">
      <style:text-properties officeooo:rsid="0228638d"/>
    </style:style>
    <style:style style:name="T13" style:family="text">
      <style:text-properties style:text-position="super 58%" officeooo:rsid="0228638d"/>
    </style:style>
    <style:style style:name="T14" style:family="text">
      <style:text-properties style:text-position="super 58%" officeooo:rsid="02287f50"/>
    </style:style>
    <style:style style:name="T15" style:family="text">
      <style:text-properties officeooo:rsid="02287f50"/>
    </style:style>
    <style:style style:name="T16" style:family="text">
      <style:text-properties officeooo:rsid="0273bf77"/>
    </style:style>
    <style:style style:name="T17" style:family="text">
      <style:text-properties officeooo:rsid="0274d9d3"/>
    </style:style>
    <style:style style:name="T18" style:family="text">
      <style:text-properties officeooo:rsid="0275da8a"/>
    </style:style>
    <style:style style:name="T19" style:family="text">
      <style:text-properties officeooo:rsid="027781fd"/>
    </style:style>
    <style:style style:name="T20" style:family="text">
      <style:text-properties officeooo:rsid="027782d0"/>
    </style:style>
    <style:style style:name="T21" style:family="text">
      <style:text-properties officeooo:rsid="0279758d"/>
    </style:style>
    <style:style style:name="T22" style:family="text">
      <style:text-properties officeooo:rsid="027b702d"/>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27e774a" style:font-style-asian="normal" style:font-style-complex="normal"/>
    </style:style>
    <style:style style:name="T26" style:family="text">
      <style:text-properties fo:font-style="normal" officeooo:rsid="027f81b9" style:font-style-asian="normal" style:font-style-complex="normal"/>
    </style:style>
    <style:style style:name="T27" style:family="text">
      <style:text-properties fo:font-style="normal" officeooo:rsid="027fc406" style:font-style-asian="normal" style:font-style-complex="normal"/>
    </style:style>
    <style:style style:name="T28" style:family="text">
      <style:text-properties fo:font-style="normal" officeooo:rsid="027fcb82" style:font-style-asian="normal" style:font-style-complex="normal"/>
    </style:style>
    <style:style style:name="T29" style:family="text">
      <style:text-properties fo:font-style="normal" officeooo:rsid="0280af10" style:font-style-asian="normal" style:font-style-complex="normal"/>
    </style:style>
    <style:style style:name="T30" style:family="text">
      <style:text-properties fo:font-style="normal" officeooo:rsid="0281374b" style:font-style-asian="normal" style:font-style-complex="normal"/>
    </style:style>
    <style:style style:name="T31" style:family="text">
      <style:text-properties fo:font-style="normal" officeooo:rsid="02832685" style:font-style-asian="normal" style:font-style-complex="normal"/>
    </style:style>
    <style:style style:name="T32" style:family="text">
      <style:text-properties fo:font-style="normal" officeooo:rsid="02844d09" style:font-style-asian="normal" style:font-style-complex="normal"/>
    </style:style>
    <style:style style:name="T33" style:family="text">
      <style:text-properties fo:font-style="normal" officeooo:rsid="02859da2" style:font-style-asian="normal" style:font-style-complex="normal"/>
    </style:style>
    <style:style style:name="T34" style:family="text">
      <style:text-properties fo:font-style="normal" officeooo:rsid="028715b2" style:font-style-asian="normal" style:font-style-complex="normal"/>
    </style:style>
    <style:style style:name="T35" style:family="text">
      <style:text-properties fo:font-style="normal" officeooo:rsid="028849d3" style:font-style-asian="normal" style:font-style-complex="normal"/>
    </style:style>
    <style:style style:name="T36" style:family="text">
      <style:text-properties fo:font-style="normal" officeooo:rsid="028a0807" style:font-style-asian="normal" style:font-style-complex="normal"/>
    </style:style>
    <style:style style:name="T37" style:family="text">
      <style:text-properties fo:font-style="normal" officeooo:rsid="028b2b8a" style:font-style-asian="normal" style:font-style-complex="normal"/>
    </style:style>
    <style:style style:name="T38" style:family="text">
      <style:text-properties fo:font-style="normal" officeooo:rsid="028cce19" style:font-style-asian="normal" style:font-style-complex="normal"/>
    </style:style>
    <style:style style:name="T39" style:family="text">
      <style:text-properties fo:font-style="normal" officeooo:rsid="028ddd3c" style:font-style-asian="normal" style:font-style-complex="normal"/>
    </style:style>
    <style:style style:name="T40" style:family="text">
      <style:text-properties fo:font-style="normal" officeooo:rsid="028e5813" style:font-style-asian="normal" style:font-style-complex="normal"/>
    </style:style>
    <style:style style:name="T41" style:family="text">
      <style:text-properties fo:font-style="normal" officeooo:rsid="028f1ea5" style:font-style-asian="normal" style:font-style-complex="normal"/>
    </style:style>
    <style:style style:name="T42" style:family="text">
      <style:text-properties fo:font-style="normal" officeooo:rsid="028fde0c"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Emphasis"><text:span text:style-name="T2">Chapter 15: Revelations</text:span></text:span></text:h>
      <text:h text:style-name="P13" text:outline-level="3"><text:span text:style-name="Emphasis"><text:span text:style-name="T1"/></text:span></text:h>
      <text:p text:style-name="P12">The Ravenclaws were having a heated conversation about their holidays while helping themselves to the meal. Good humour was present despite the fact that lessons would start again the day after. Actually, good except for Kevin. The young Entwhistle was looking for his friend and <text:span text:style-name="T3">room-mate.</text:span> He hadn't seen Vladmir in the Hogwarts Express, and he was not present at his house's table. After a few minutes, he turned his head to the Gryffindors, then the Slytherins, trying to catch a glimpse of the Russian's long dark hair. Judging by the looks Neville and Draco gave him, the didn't see him either and Kevin began to feel anxious.</text:p>
      <text:p text:style-name="P11">"Is Vlad sick?" Lisa asked, nudging him to catch his attention.</text:p>
      <text:p text:style-name="P11">"I don't know."</text:p>
      <text:p text:style-name="P11">"I've heard about a war in Russia. He was home, wasn't he?" Terry said.</text:p>
      <text:p text:style-name="P11">"A war?" Michael repeated.</text:p>
      <text:p text:style-name="P11">"It's not really like that," a fourth-year said with a sigh, catching their attention. "There is no 'proper' war, it is linked to Muggle politics. Have you heard about the Cold War? Well, the USSR dissolved during the holidays. Their Ministry of Magic thus has to adapt, as it still encompasses most of the newly <text:span text:style-name="T4">independent</text:span> countries like Ukraine, Belarus, or Kazakhstan. It must be quite the hassle..." he <text:span text:style-name="T4">c</text:span>ontinued, thoughtful.</text:p>
      <text:p text:style-name="P11">"Damn, I didn't think about it," Kevin mumbled. "Even though it was the headline of all the newspapers during the holidays."</text:p>
      <text:p text:style-name="P11">"We often forget that the magical and Muggle world, even though they are <text:span text:style-name="T5">separate</text:span>, are <text:span text:style-name="T4">interdependent</text:span>," the fourth-year said with a smile. "I think the Kemenov family has a say in the political discussions."</text:p>
      <text:p text:style-name="P11">The eaglets all nodded and restarted a heated discussion. Terry and Padma, both Pure-Bloods, hadn't followed the evolution of the Muggle world and had the <text:span text:style-name="T4">key</text:span> features of the world-wide <text:span text:style-name="T4">conflict</text:span> that had the most powerful nations face each other.</text:p>
      <text:p text:style-name="P11">"Is Vlad Russian? I mean, he wasn't a resident of the new republics?" Mandy asked as she finished he dessert.</text:p>
      <text:p text:style-name="P11">"Russian. His family is from Saint Petersburg, "Kevin responded.</text:p>
      <text:p text:style-name="P11">"I hope he'll be okay..." Terry said with a sigh as he stood up. "Well, gotta go copy my Transfiguration essay, see you!"</text:p>
      <text:p text:style-name="P11">"It for next week, you have time!" Padma exclaimed, making the whole table look daggers at her. "Hey, don't look at me like that," she protested, "I'm kidding!"</text:p>
      <text:p text:style-name="P11">Kevin and Michael <text:span text:style-name="T5">looked</text:span> at each other, amused. Homework was sacred for the Ravenclaws, and those who started working on it at the last moment were not thought kindly of.</text:p>
      <text:p text:style-name="P11">"Er... Kevin, do you have any news from Vlad?" </text:p>
      <text:p text:style-name="P11"><text:soft-page-break/>The two Ravenclaws turned to see Neville look at them timidly. Michael, who didn't like the passive attitude of the Gryffindor, left them. The two friends exchanged a knowing look and left the Great Hall.</text:p>
      <text:p text:style-name="P11">"He thinks you are a timid bungler..."</text:p>
      <text:p text:style-name="P11">"That's kind of the point," Neville <text:span text:style-name="T4">answered</text:span> while he straightened up as soon as they passed the door, finally alone. "You know that you are starting to develop a mask, too?" </text:p>
      <text:p text:style-name="P11">Kevin looked at him, confused, and Neville gave him a sneering smile.</text:p>
      <text:p text:style-name="P11">"With Vlad and me you are confident and somewhat crafty, while you look <text:span text:style-name="T4">incredibly</text:span> childish with your Ravenclaw friends. Just look at you!"</text:p>
      <text:p text:style-name="P11">Kevin observed his posture and Neville's. They were both leaning their back against the wall in a dark alcove, looking at the doors of the Great Hall. Neville had his arms crossed on his torso and Kevin had his hands in his pockets and a foot on the wall. Usually, he would have been sitting on the floor, or even lying with his bag as a pillow and Neville would be standing and unassuming. He wasn't wrong: he was changing thanks to the contact with his friends... And that change felt pretty good.</text:p>
      <text:p text:style-name="P11">"Getting back to Vlad, do you know anything?" Neville asked.</text:p>
      <text:p text:style-name="P11">"No, I've <text:span text:style-name="T6">received</text:span> a letter from him yesterday but there was nothing specific. He was looking forward to getting back to Hogwarts, and, most importantly, had a lot of things to tell us about our research. It seems that her aunt has very good contacts."</text:p>
      <text:p text:style-name="P11">"It's not very surprising, Russia is the fiefdom of Dark Magic, and I have to admit that these mages have a very extended network. I think that it's actually the country that has the most dark families per capita and they form a proper web."</text:p>
      <text:p text:style-name="P11">"Dark family?"</text:p>
      <text:p text:style-name="P11">"Families that directly or indirectly meddle with Dark magic," a laconic voice told him. "Malfoys are part of that network while the Longbottoms are considered a white family."</text:p>
      <text:p text:style-name="P11">"Hello Draco, had a nice holidays?" the Ravenclaw mused as he saw the Slytherin stand before them. The Malfoy heir raised an eyebrow.</text:p>
      <text:p text:style-name="P11">"You look like Snape with this face," Neville noted with a scared face.</text:p>
      <text:p text:style-name="P11">"That's quite normal, Snape's his godfather."</text:p>
      <text:p text:style-name="P11">Neville's jaw fell off as Draco utterly lost his perfectly mastered mask to stare at the small Ravenclaw tranquilly leaning on the wall.</text:p>
      <text:p text:style-name="P11">"H... How?" the blond boy stuttered.</text:p>
      <text:p text:style-name="P11">"Usually, it's Neville who has problems talking," Kevin said, laughing. "You called him 'godfather' the day I was in detention. He had forgotten I was there and you didn't see me, so I heard some quite interesting things..."</text:p>
      <text:p text:style-name="P11"><text:soft-page-break/>Draco, perplexed, tried to remember this private discussion with his godfather and blushed under the knowing look on Kevin's face.</text:p>
      <text:p text:style-name="P11">"You had to hear this conversation," the Pure-Blood groaned with a grimace.</text:p>
      <text:p text:style-name="P11">"Only Vlad knows," Kevin reassured him. "I had questions about arranged marriages and he asked me where that sudden interest came from."</text:p>
      <text:p text:style-name="P11">"I hate you, Entwhislte," the blond boy retorted. "But where is Vlad?"</text:p>
      <text:p text:style-name="P11">Nobody could tell him, and on the next day, professor Flitwick told his eaglets that Vladmir would be absent for an indeterminate duration.</text:p>
      <text:p text:style-name="P11"><text:tab/><text:tab/><text:tab/><text:tab/><text:tab/><text:tab/>.oOo.</text:p>
      <text:p text:style-name="P11">The young Russian came back two weeks afterwards. They were two particularly heavy weeks for Kevin and the other eaglets. Because even though Vladmir was absent, Albus Dumbledore was not, whose condemnation had made a lot of noise in the British magical world, starting from the day after the trial. Protests had broken out and there were many wizards who had threatened the Kemenov family for having laid into a wizard as important as was the old man.</text:p>
      <text:p text:style-name="P11">On the <text:span text:style-name="T6">Monday</text:span> of the third week, as the students were having breakfast, Vladmir finally appeared. Whispers rang out as he passed by the Gryffindors' table, then the Hufflepuffs', catching the attention of the whole Great Hall. The Russian, who kept a pale and inexpressive face, was limping. His left leg was stiff, forcing him to walk slowly and a bandage was covering his left hand from the wrist down.</text:p>
      <text:p text:style-name="P11">Ignoring the conversations he knew he was at the <text:span text:style-name="T6">centre</text:span> of, Vladmir sat down next to Kevin.</text:p>
      <text:p text:style-name="P11">"By Merlin," Terry s<text:span text:style-name="T6">wore</text:span>. "What happened to you?" </text:p>
      <text:p text:style-name="P11">"Accident," Vladmir whispered, looking daggers at him. The Ravenclaws didn't push him further, understanding that they should not talk about the end of the holidays. The Russian, even if he was usually calm, could be dreadful when he was angry, and even if the excuse was not very convincing, they understood that some things didn't concern them. However Vlad sighed as he saw Kevin's curious look and Neville's sombre face. He would have to suffer quite the <text:span text:style-name="T6">questioning.</text:span>..</text:p>
      <text:p text:style-name="P11"><text:tab/><text:tab/><text:tab/><text:tab/><text:tab/><text:tab/>.oOo.</text:p>
      <text:p text:style-name="P11">He managed to <text:span text:style-name="T6">skilfully</text:span> avoid Kevin's questions and had avoided his friends from Gryffindor and Slytherin for the whole day, thanking Magia that he had nearly no lesson with them. The only drawback was the sadistic look on the Transfiguration professor gave him when he came into the room limping. Minerva McGonagall was visibly thrilled he was hurt. Everyone kne<text:span text:style-name="T6">w</text:span> that she <text:span text:style-name="T6">liked</text:span> the headmaster, maybe even further than friendship though no proof existed. She seemed to be thinking that destiny had <text:span text:style-name="T6">avenged</text:span> her dear Headmaster.</text:p>
      <text:p text:style-name="P11">Vladmir hated that woman and the subject she taught.</text:p>
      <text:p text:style-name="P11"><text:tab/><text:tab/><text:tab/><text:tab/><text:tab/><text:tab/>.<text:span text:style-name="T7">oOo.</text:span></text:p>
      <text:p text:style-name="P11">Finally, after the Herbology class, the last one on Mondays and unfortunately one they had in common with Gryffindors, Neville, Kevin and Hermione took him by the arm and dragged him to a <text:soft-page-break/>small classroom. To his surprise, Draco was <text:span text:style-name="T6">waiting</text:span> inside and as soon as the door was closed Hermione cast a silencing spell on it and Neville took out his modified Remembrall and put it in the centre of the room.</text:p>
      <text:p text:style-name="P11">Vladmir sighed, then sat down, resigned and prepared to suffer all his friends' questions. It was true that he had left them the day after Christmas healthy and promised them he would be back for the restart of the lessons, and he had not given news afterwards.</text:p>
      <text:p text:style-name="P11">They observed each other gravely. Closely, it was obvious that Vladmir had suffered. Apart from his hand and leg, he wore <text:span text:style-name="T6">a thin</text:span> but undeniable scar on his throat that they had never seen before, as if a knife had slashed his neck.</text:p>
      <text:p text:style-name="P11">"I thought that magic could heal all injuries," Hermione whispered.</text:p>
      <text:p text:style-name="P11">"Not all Dark Magic spells," Vladmir grimaced.</text:p>
      <text:p text:style-name="P11">"What happened?" Draco slowly asked, dead serious. "Because i would bet that this is from a Severing Charm, high level and very <text:span text:style-name="T6">dark</text:span> if you still have a scar."</text:p>
      <text:p text:style-name="P11">"Clan war."</text:p>
      <text:p text:style-name="P11">The two Pure-Bloods sw<text:span text:style-name="T6">ore</text:span> and asked for more details. Clan wars were sort of <text:span text:style-name="T6">vendettas</text:span> between two sorcerers' Houses. They had been banned for centuries in most countries, although some wizarding societies with a very high concentration of Dark mages were still fighting them.</text:p>
      <text:p text:style-name="P11">"But it's..." He<text:span text:style-name="T6">r</text:span>mione exclaimed, horrified that such a <text:span text:style-name="T6">practice</text:span> still existed.</text:p>
      <text:p text:style-name="P11">"Barbaric? Violent? Dangerous?" Vladmir <text:span text:style-name="T6">sombrely</text:span> sneered. "It's like duels to death, but to the scale of a family and there are no rules but survival."</text:p>
      <text:p text:style-name="P11">"Even if it is allowed, it is rare," Neville whispered. "What are the reasons?"</text:p>
      <text:p text:style-name="P11">"The USSR blew up. Normally the repercussions are small for wizards. Except in a few cases. End of story," Vladmir groaned, clenching his fists. He didn't want to talk about it, not even remember it.</text:p>
      <text:p text:style-name="P11">"Vlad, is that linked to the influence of your family in relation to your circle of acquaintances?" Neville slowly asked, his mind t<text:span text:style-name="T6">icking quickly, trying to learn why an attack this scale happened. He could only see an internal conflict in the Mirage Court to trigger such a large clan war. And, truth be told, it was logical that political changes in the Muggle world would influence the internal organisation of the magical mafia.</text:span></text:p>
      <text:p text:style-name="P1">Vladmir slowly nodded, silently thanking him for not openly mentioning the Mirage Court.</text:p>
      <text:p text:style-name="P1">“Vlad… your aunt… How…?”</text:p>
      <text:p text:style-name="P1">“Katya is fine,” the Russian <text:span text:style-name="T8">whispered, feeling a lump in his throat. “Sergei’s fine too… But there were many…”</text:span></text:p>
      <text:p text:style-name="P2">He closed his eyes and forced his tears back. He would not think about Natashka’s blond hair inside a pool of blood… nor about Ju-ie’s blank gaze after having endured too many torture spells… nor Katya’s bloody form, listless and crying after the attack. He remembered each and every one of the 15 fallen people from his clan… He clenched his fists.</text:p>
      <text:p text:style-name="P2"><text:soft-page-break/>“Is Dumbledore linked to the attack?” Draco asked thoughtfully, as Neville slightly grimaced under the rage that his friend emitted. Being an empath didn’t solely have advantages.</text:p>
      <text:p text:style-name="P2">“No… But the Lergerine family is… was a so-called white family. And some of them were enjoying torturing in their name. Fucking…”</text:p>
      <text:p text:style-name="P2">He suddenly fell silent when two soft arms were wrapped around his torso. He smelled a soft, light, and flowery odour: lily of the valley… He closed his eyes a<text:span text:style-name="T9">s he lent back against Hermione. Draco rose an eyebrow, surprised, before sighing in relief. He strongly doubted the two Muggle-borns had felt the violent wave of Dark magic Vladmir emitted, but he had seen Neville pale, and he guessed he looked the same.</text:span></text:p>
      <text:p text:style-name="P2">“<text:span text:style-name="T5">You said you had news about the philosopher’s stone?” Kevin softly said, trying to change the subject. Many people probably died and, even if it made him sad, he understood Vlad might not want to talk about it.</text:span></text:p>
      <text:p text:style-name="P3">Vladmir sighed and softly pulled out of Hermione’s embrace, thanking her with a slight smile.</text:p>
      <text:p text:style-name="P3">“A friend who knew Nicholas Flamel well contacted him. According to him, Dumbledore put the stone away for safekeeping, to make sure it didn’t fall in Voldemort’s hands.”</text:p>
      <text:p text:style-name="P3">A <text:span text:style-name="T10">heavy silence welcomed the young Russian’s declaration.</text:span></text:p>
      <text:p text:style-name="P3">“<text:span text:style-name="T10">Did you really say what I think I heard?”, the Malfoy heir slowly asked.</text:span></text:p>
      <text:p text:style-name="P3">“<text:span text:style-name="T10">He’s dead!” Neville said sombrely.</text:span></text:p>
      <text:p text:style-name="P3">“<text:span text:style-name="T10">No, he is not,” Vladmir whispered. “He is currently reduced to a spectral form, but his soul is alive, and his magic is still very much alive. He just needs a body to come back to life…”</text:span></text:p>
      <text:p text:style-name="P3">“<text:span text:style-name="T10">The philosopher’s stone would help him? I thought it granted immortality?” Hermione asked, surprised. “And where is… Oh… The Cerberus.”</text:span></text:p>
      <text:p text:style-name="P4">Vladmir smiled when he saw the lioness shiver, thinking about the three-headed dog. Draco looked at them with curiosity and the three people involved <text:span text:style-name="T11">looked at each other. While Kevin had been informed of their midnight adventure, their other friend knew nothing about it. Thus they succinctly explained the events to their Slytherin friend and, most importantly, everything strange that had happened since the beginning of the year.</text:span></text:p>
      <text:p text:style-name="P5">The discovery of a guard Cerberus… Draco paled up. Quirell’s strange attack and the unexpected help from Snape… He smiled proudly. Snape was his godfather after all. The hidden treasure was no more than the philosopher’s stone… The grey eyes sparkled with envy.</text:p>
      <text:p text:style-name="P5">“All of that to say that Flamel’s philosopher’s stone is in Hogwarts and Dark Mage in the form of an ectoplasm is after it, and Quirell is… a Dark Mage?”</text:p>
      <text:p text:style-name="P5">Draco Malfoy contemptuously sniffed.</text:p>
      <text:p text:style-name="P5">“This afraid-of-everything straw man, a Dark Mage?” he sneered.</text:p>
      <text:p text:style-name="P5">“According to the Students Registry, Quirinus <text:span text:style-name="T12">Quirell is a top-of-the-class Ravenclaw. He was also captain of his house’s duel team when the club was still active,” Hermione declared. “It doesn’t fit his current profile.”</text:span></text:p>
      <text:p text:style-name="P5"><text:soft-page-break/>“<text:span text:style-name="T12">Tell me Hermione, where and when could you get information like this?” Neville asked with an [admirative] spark in his eyes.</text:span></text:p>
      <text:p text:style-name="P5">“<text:span text:style-name="T12">Library, Hogwarts section, Students Registry, available for reading to everyone in the castle,” Kevin said in a flat voice. “You still need to think about it…”</text:span></text:p>
      <text:p text:style-name="P5">“<text:span text:style-name="T12">And which shelf?” Draco gently teased him.</text:span></text:p>
      <text:p text:style-name="P5">“<text:span text:style-name="T12">Aisle 7, shelf 6, 68</text:span><text:span text:style-name="T13">th</text:span><text:span text:style-name="T12"> book from the left, call number HW706-68, why?”</text:span></text:p>
      <text:p text:style-name="P6">Draco stared at Vlad who had just answered him, before looking back and forth between the two Ravenclaws.</text:p>
      <text:p text:style-name="P6">“Are you kidding me?” the Slytherin asked in a blank voice.</text:p>
      <text:p text:style-name="P6">“No, we just have an excellent memory,” Vladmir said with a grin.</text:p>
      <text:p text:style-name="P6">“Hogwarts: a History?” Hermione exclaimed, her eyes <text:span text:style-name="T15">widened in astonishment.</text:span></text:p>
      <text:p text:style-name="P6">“<text:span text:style-name="T15">Hogwarts section, aisle 3, shelf 12, 15</text:span><text:span text:style-name="T14">th</text:span><text:span text:style-name="T15"> book, call number HG312-15,” Kevin immediately said.</text:span></text:p>
      <text:p text:style-name="P6">“<text:span text:style-name="T15">Fouflard’s Rare Herbarium?” Neville whispered, speechless as well.</text:span></text:p>
      <text:p text:style-name="P6">“Hum…<text:span text:style-name="T15"> tough one…,” the young Russian thought. “From memory, although I haven’t read it yet… Herbology section, aisle 4, shelf 2, 89</text:span><text:span text:style-name="T14">th</text:span><text:span text:style-name="T15"> book, call number HE402-89.”</text:span></text:p>
      <text:p text:style-name="P6">“<text:span text:style-name="T15">You can also find it in the Potions section, aisle 1, shelf 22, 2</text:span><text:span text:style-name="T14">nd</text:span><text:span text:style-name="T15"> book, call number PO122-02,” Kevin informed them. “I used it for Snape’s last homework.”</text:span></text:p>
      <text:p text:style-name="P6">“<text:span text:style-name="T16">Merlin,” Draco whispered. “Walking libraries… Ravenclaws are walking libraries!”</text:span></text:p>
      <text:p text:style-name="P6">“<text:span text:style-name="T17">To get back to our esteemed professor,” Hermione said, getting back on track. “It is weird that he suddenly became so different… The other students say he changed after a trip in Romania to study vampires.”</text:span></text:p>
      <text:p text:style-name="P6">“<text:span text:style-name="T17">He was in Albania,” Vlad declared. “Which is also where what remains of that snake-head…”</text:span></text:p>
      <text:p text:style-name="P6">“He’s…<text:span text:style-name="T17"> a Death-Eater?”</text:span></text:p>
      <text:p text:style-name="P7">Draco Malfoy’s voice was hesitant, and Neville discreetly moved in front of the two Muggle-borns, while Vladmir negligently played with his wand, observing the suddenly expressive face of the young Slytherin.</text:p>
      <text:p text:style-name="P7">“Quirell’s aura is dark… Very dark… Too dark even for a human being. Only Dark Magic artefacts can cause this. The Dark <text:span text:style-name="T18">Mark is one of them.”</text:span></text:p>
      <text:p text:style-name="P8">Draco slowly watched Neville, who was sitting in front of Kevin and Hermione. Neither of them had realised he had sat down there only to protect them in case the discussion went ill. The Pure-Blood could see determination, something he had never seen on Neville’s face. A face that was the real Neville, he could guess that. Then his eyes went to Vladmir, whose face was blank. However, he could feel some displeasing magic turning around him. Magic darker than the night, and which made the emerald-green eyes glow <text:span text:style-name="T19">slightly red. Draco’s gaze then turned to the fine wooden wand that Vladmir played with, his hand partially bandaged. Those hands and eyes made Draco </text:span><text:soft-page-break/><text:span text:style-name="T19">understand that even though Vladmir was only as old as he was, they were definitely not on the same playing field.</text:span></text:p>
      <text:p text:style-name="P9">Slowly, he took out his own wand and pointed it to his hand.</text:p>
      <text:p text:style-name="P9">“I swear an oath on my blood not to voluntarily reveal any information to a known or suspected Death-Eater or sympathiser.”</text:p>
      <text:p text:style-name="P9">He looked at the two nobles with a sincerity that hardened his face while doing a Blood Oath… It came just below an Unbreakable Oath… It would torture him if he broke it, even <text:span text:style-name="T20">if just a little. Sincere he was. Draco loved his parents, and he knew perfectly well where his allegiance should go if the dark mage came back to life, despite their real wills, because betraying Voldemort was signing his own death warrant.</text:span></text:p>
      <text:p text:style-name="P9">“<text:span text:style-name="T20">I don’t want You-Know-Who to come back,” the young Slytherin said, his eyes closed. “I don’t want to see my parents having to suffer to survive. Again.”</text:span></text:p>
      <text:p text:style-name="P10">A soft hand was on his shoulder and he opened his eyes on Hermione’s.</text:p>
      <text:p text:style-name="P10">“I didn’t understand it all,” she whispered,” but I think I understand one thing, Draco… You will not betray us, because you want to save your family… And family’s sacred for Pure-Bloods.”</text:p>
      <text:p text:style-name="P10">While Hermione smiled to Draco, Vladmir’s brain turned fast, and Neville saw a strange smile starting to appear on his friend’s lips.</text:p>
      <text:p text:style-name="P10">“Vlad?” Kevin asked, surprised, which turned the little group’s attention to the Russian.</text:p>
      <text:p text:style-name="P10">“Your oath, Draco… You cannot tell your godfather about this or anything… After all, I think he has got a nice tattoo on his arm, has he not?”</text:p>
      <text:p text:style-name="P10">Draco <text:span text:style-name="T21">swore in a way that even troopers would blush, making the boys laugh and the young lioness cry in outrage.</text:span></text:p>
      <text:p text:style-name="P14">.<text:span text:style-name="T22">oOo.</text:span></text:p>
      <text:p text:style-name="P29">It was Kevin who, several days after Vlad’s return and its surprising revelations, brought back the subject when he asked them all to meet him in their classroom after lunch. <text:span text:style-name="T23">Their</text:span><text:span text:style-name="T24"> room indeed, because they had asked </text:span><text:span text:style-name="T25">the Heads of House’s permission to </text:span><text:span text:style-name="T26">have</text:span><text:span text:style-name="T25"> the disused room </text:span><text:span text:style-name="T26">at their disposal</text:span><text:span text:style-name="T25">. They had used every single possible trick up their sleeve, but after all, they were two remarkably sharp Ravenclaws, one crafty Slytherin, and two bold lions who had submitted the idea.</text:span></text:p>
      <text:p text:style-name="P30"><text:span text:style-name="T24">Hermione had asked for the creation of a work group to her Head of House, voluntarily omitting the names of the future members. Minerva McGonagall had answered favourably to her favourite student’s request and had allowed the creation of the club. The young lioness was the president, and Neville the vice-president. However, apart from those two, the member list was confidential, thanks to the Head of Ravenclaw. The goblin had pointed to an obscure paragraph of the school’s rules stating that if the membership </text:span><text:span text:style-name="T26">of a group could be detrimental, in any way, to a student, then his anonymity could be preserved. They had used that mainly for Draco. Despite the support from his year’s Slytherins, the Malfoy heir was starting to draw attention: after all, a noble heir like him should not be seen with Mud-Bloods, should he? The small group had thus gathered in the room and religiously listened to Kevin and Neville.</text:span></text:p>
      <text:p text:style-name="P17"><text:soft-page-break/>“Frankly, Snape’s frightening! We were picking Moon-Shards, as they only grow in the full moon; we had Sprout’s approval if we did not enter the Forbidden Forest.”</text:p>
      <text:p text:style-name="P17">“We saw Quirell and Snape in a clearing and approached them a bit, Snape was arguing with him”, Neville said, listening to the Ravenclaw talk rather disjointedly with excitement.</text:p>
      <text:p text:style-name="P17">“Yes, and they were talking about the Stone! Snapy was furious about Quirell’s ‘theatrics’ as he called them and…”</text:p>
      <text:p text:style-name="P17">“Well, Snape was openly threatening him. We were close enough to hear him ask Quirell to pick his side.”</text:p>
      <text:p text:style-name="P17">“And Snape touched Quirell’s right arm!”</text:p>
      <text:p text:style-name="P17">“So Quirell is definitely a Death-Eater indeed…” Vladmir whispered, as Draco and Hermione followed the discourse closely.</text:p>
      <text:p text:style-name="P30"><text:span text:style-name="T26">“That’s not all,” </text:span><text:span text:style-name="T27">Neville added,” we also saw something strange when passing by Hagrid’s house on the way back. I highly doubt he will get out of that unharmed.”</text:span></text:p>
      <text:p text:style-name="P18">“What do you mean?” Hermione asked as Draco grumbled something about the intelligence of Half-Bloods from incompatible races.</text:p>
      <text:p text:style-name="P18">“He’s got a dragon.”</text:p>
      <text:p text:style-name="P18">“Come again?” the Slytherin nearly choked. “Dragon breeding was forbidden by the 1907 Wizarding convention. He risks life imprisonment in Azkaban!”</text:p>
      <text:p text:style-name="P30"><text:span text:style-name="T27">“It has not hatched yet, but I was curious when I learned that dragons existed and read some books about them. At this size, in the middle of the fire, it could only be a dragon egg. With the shape and colour, I still hesitate between a Norwegian Ridgeback, or a </text:span><text:span text:style-name="T28">Hebridean Black. They are the only ones to have a black shell. I should get a closer look at it if there are any blue reflections to differentiate them.”</text:span></text:p>
      <text:p text:style-name="P19">“Blimey…” Hermione whispered.</text:p>
      <text:p text:style-name="P19">“I have a friend who works in a Romanian reservation…” Vladmir declared.</text:p>
      <text:p text:style-name="P19">“And I know the McFusty clan’s handler well. If it’s a Hebridean Black, he will come and get it; even if illegally.” Draco sighed, openly displeased to have to help a half-giant.</text:p>
      <text:p text:style-name="P19">“We have to convince him fast,” Kevin sighed. “From what I’ve read, once it’s hatched, the dragon only has weeks to get to its adult size. And neither species is small…”</text:p>
      <text:p text:style-name="P19">“By the way, Vlad, are you okay?” Hermione asked as he passed a tired hand on his too hot forehead.</text:p>
      <text:p text:style-name="P19">The young Russian nodded, even if he knew he was frightening. He had trouble sleeping, and it showed. He smiled at her to reassure her, and they agreed to meet after dinner in one of the school’s small courtyards.</text:p>
      <text:p text:style-name="P31"><text:span text:style-name="T24">Vladmir, exhausted, preferred to get there before dinner, not even eating. He did not see his friend’s anxious looks at the exit. Hermione was right, </text:span><text:span text:style-name="T29">he was not well… The constant noise in the Great Hall gave him headaches. Food made him sick. Everything was getting on his nerves too easily for far too long… The attack on his family was eating him away.</text:span></text:p>
      <text:p text:style-name="P32"><text:soft-page-break/><text:span text:style-name="T24">He breathed in deeply, and, ignoring the cold and the snow, lay down on the glacial bench where they had planned to meet. The courtyard that had seen the beginning of his friendship with Neville. However, the only thing on his mind was to sleep. Sleep deeply, without dream. Without seeing Natashka, his adopted little sister, losing so much blood. Without seeing blood springing out of the man whose throat he cut coldly. Why didn’t he have this nightmare when he passed his Mirage Court initiation and killed Gregorovitch? Probably because he had used magic to murder him, a quick and simple </text:span><text:span text:style-name="T23">Avada</text:span><text:span text:style-name="T24">. He didn’t put a knife in his throat while watching his eyes…</text:span></text:p>
      <text:p text:style-name="P32"><text:span text:style-name="T24">A sound got him </text:span><text:span text:style-name="T30">out of his memories. The sound of steps in snow… The same he had heard in the back courtyard of the Kemenov Palace before the attack. Close… Too close… </text:span><text:span text:style-name="T31">Vladmir suddenly straightened and crouched behind the bench defensively in less than a second, a shining and iridescent shield around him, and a vicious curse on his lips. He didn’t even think he was back in Hogwarts, lost as he was in his memories.</text:span></text:p>
      <text:p text:style-name="P20">“Maxima Protego!” a hoarse voice yelled as a cutting hex springing from Vladmir’s wand. “Petrificus totalus!”</text:p>
      <text:p text:style-name="P33"><text:span text:style-name="T24">Vladmir’s nearly illegal spell bounced on a shield and broke an arcade while the young Russian rolled away from the spell, before</text:span><text:span text:style-name="T32"> he started to cast a complex spell with his wand. </text:span></text:p>
      <text:p text:style-name="P21">“No, Professor, wait! Lower your wands everyone,” a second voice cried. A voice he knew. “Vlad… Vladmir… calm down!”</text:p>
      <text:p text:style-name="P21">The young Ravenclaw’s spell sprang out and a second shield was raised, more complex this time in response to the Dark spell Vladmir had used.</text:p>
      <text:p text:style-name="P21">“Vlad, don’t worry, you are safe here!” a soft voice said…</text:p>
      <text:p text:style-name="P21">A voice he associated with the smell of lily of the valley. Hermione, Neville… Slowly, Vladmir left the red fog that darkened his sight, and paled when he saw Severus Snape standing before his friends to protect them.</text:p>
      <text:p text:style-name="P34"><text:span text:style-name="T24">An arch was smoking and the professor still had his wand pointed on him, a shimmer in the air indicating the presence of a strong shie</text:span><text:span text:style-name="T33">l</text:span><text:span text:style-name="T24">d </text:span><text:span text:style-name="T33">around the small group. The Potions Master was anxiously observing the young Ravenclaw who was still crouching, and visibly close to a mental breakdown. The young Kemenov’s eyes were bloodshot, and his skin pasty. He chose to ignore the Dark spell Vladmir had cast as his second attack, and reassured Draco with a look.</text:span></text:p>
      <text:p text:style-name="P22">“Get back to your common rooms,” he ordered, putting his attention back on Vladmir. He could see a spark of madness in his distressed eyes… Eyes so similar to those of his first and best friend, that Snape felt pain rise in his chest.</text:p>
      <text:p text:style-name="P22">“We would like to stay, Sir…” Kevin lowly intervened. “Vlad is our friend, and…”</text:p>
      <text:p text:style-name="P22">Snape quickly watched the four First Years, whose behaviour was completely different from the one they had in his lessons. Draco had come see him because he was worried about a friend. Snape had laughed when he heard the friend’s name, saying he was a Potter, and that his godson had stooped low to be friends with him.</text:p>
      <text:p text:style-name="P22">“Mister Entwhistle, go get your Head of House, and guide him to my office. Sirs, Miss Granger, follow me…”</text:p>
      <text:p text:style-name="P35"><text:soft-page-break/><text:span text:style-name="T24">He raised his wand to cast an Accio on the young Russian’s, </text:span><text:span text:style-name="T34">who was</text:span><text:span text:style-name="T24"> still </text:span><text:span text:style-name="T34">rigid, when a firm hand stopped his arm.</text:span></text:p>
      <text:p text:style-name="P23">“No, Professor, definitely not. He might have an extreme reaction,” Neville Longbottom whispered as he looked in Snape’s eyes with a strength the professor had only seen once. During the Quidditch match.</text:p>
      <text:p text:style-name="P23">Under shock, the professor watched as the lion and Draco slowly approached their friend. They maintained their hand visible at all times, and the professor wondered what could have happened, as Vladmir’s case was similar to a soldier suffering PTSD. Those reflexes… This behaviour… And why, by Merlin, had four students as different as they were asked for his help?</text:p>
      <text:p text:style-name="P23">“Something happened in Russia,” Hermione whispered, feeling the Potions professor’s questioning. “Something dramatic… And you are the most able to help him, with your background and knowledge, without judging him. That’s what Draco thought…”</text:p>
      <text:p text:style-name="P36"><text:span text:style-name="T24">Severus Snape watched the young lioness, asking himself how they had managed not to get noticed. A group like that would have the entire castle scandalised… Staying without any answer, he guided them to his office. The two boys flanked Vladmir, who had put his wand back inside a hidden sheath in his sleeve. A detail that did not go unnoticed by the </text:span><text:span text:style-name="T35">professor and had him intrigued. Especially since everyone in the group wore one, apparently…</text:span></text:p>
      <text:p text:style-name="P24">“Severus? What happened?”</text:p>
      <text:p text:style-name="P24">The high voice of the Charms professor brought him out of his reflection. The goblin, who had been accompanied by Kevin, seemed worried when he looked at his unwell student. Snape told him with a fixed grin that he did not know, and brought them to his office.</text:p>
      <text:p text:style-name="P24">Except nothing was easy.</text:p>
      <text:p text:style-name="P24">“No,” Vladmir whispered for what seemed like the hundredth time as he looked at his friends. He refused to talk about that… at least in front of Hermione and Kevin.</text:p>
      <text:p text:style-name="P24">“Vlad, I know we are Muggle-borns, our education, society are completely different, but we are your friends,” Hermione whispered, nearly crying.</text:p>
      <text:p text:style-name="P24">“It’s one of the wizarding world’s darkest things, Mione. You know what happened, but I can assure you you don’t want any detail. I don’t want to endanger our friendship because of this!”</text:p>
      <text:p text:style-name="P37"><text:span text:style-name="T24">Neville looked at his friends wearily. That weariness was abnormal for eleven-year-old children. Severus was increasingly </text:span><text:span text:style-name="T36">troubled. He felt like truth was out of his reach, and that he had missed something important. Primordial, in fact; something that explained the strange behaviour of this small group. Finally, after a heated discussion that help in nothing, only Neville stayed in the room, standing in the back.</text:span></text:p>
      <text:p text:style-name="P25">“What happened?” Professor Flitwick asked softly.</text:p>
      <text:p text:style-name="P25">Vladmir stayed mute, and the Gryffindor kept his head lowered, which annoyed the Professor, who would have used legilimency if he had not.</text:p>
      <text:p text:style-name="P38"><text:span text:style-name="T24">$ Vladmir, if Severus takes a wizarding oath, would you accept to tell us what happened? The young Malfoy is right, he would be the best one to help you here $ </text:span><text:span text:style-name="T37">the goblin added, making Snape jump because </text:span><text:span text:style-name="T38">of the sudden use of Gobbledegook.</text:span></text:p>
      <text:p text:style-name="P26"><text:soft-page-break/>$ An Unbreakable Oath, $ the young Russian whispered. $ He must not tell anyone about this… anything that’ll be revealed. $</text:p>
      <text:p text:style-name="P26">Only Snape’s suddenly heightened curiosity made him accept the constraint, after Filius told him the conditions.</text:p>
      <text:p text:style-name="P26">“Is it linked to your absence after the holidays?”</text:p>
      <text:p text:style-name="P26">Vladmir, still silent, slowly nodded, and he gritted his teeth when the memories came back to his mind. A firm and comforting hand was put on his shoulder, and he sighed and relaxed slightly. The Potions professor’s look noted the blood beads on the Russian’s nails. He had tightened his hands so hard he hurt himself.</text:p>
      <text:p text:style-name="P26">“His family was attacked,” Neville intervened, seeing that Vladmir would not start the discussion. “Several people were killed.”</text:p>
      <text:p text:style-name="P39"><text:span text:style-name="T24">“Is it the sight of dead people troubling you?” Severus asked softly, sad to know that an eleven-year-old child had seen that. He could be cold, sarcastic, and inflexible, </text:span><text:span text:style-name="T39">but he thought that this sight should be seen as late as possible in one’s life, if at all. To his surprise, Vladmir shook his head, before shrugging. However, the tears in his eyes were traitorous. And they hurt both professors. Snape because he regretted this fact, and Flitwick because he knew it had to be big to trouble a Prince of a Mirage Court, even as young as he was. The attack had probably been particularly unbearable.</text:span></text:p>
      <text:p text:style-name="P27">“It was a clan war,” Neville added softly.</text:p>
      <text:p text:style-name="P27">Severus Snape froze as Flitwick choked with astonishment. A clan war… If Vladmir was there, it meant that his family had won… And dozens of dead bodies were aligned in the halls of his family’s home. The opposing clan had been destroyed, that was the rule. No survivor… The young boy had fought to survive… Pity had no place in those conflicts. Kill or be killed…</text:p>
      <text:p text:style-name="P27">“You killed someone,” the Potions professor slowly noted, “that’s what is troubling you so much…”</text:p>
      <text:p text:style-name="P27">“No,” Vladmir murmured. “Killing, it’s easy… so easy… but that blood… so much blood…”</text:p>
      <text:p text:style-name="P27">“All that blood? A cutting spell?” Snape asked, ignoring the previous comment that horrified him. He had better not think about its meaning. That an eleven-year-old child tell him that killing was easy… Why did he even take that oath?</text:p>
      <text:p text:style-name="P27">“No… No wand… lost… blood… too much blood…”</text:p>
      <text:p text:style-name="P40"><text:span text:style-name="T24">“Somnis,” the small goblin suddenly said, pointing his wand to Vladmir. The young Russian had been dangerously </text:span><text:span text:style-name="T40">swinging and increasingly huddled up. Neville barely had time enough to support his friend that he was fast asleep.</text:span></text:p>
      <text:p text:style-name="P40"><text:span text:style-name="T40">“He was </text:span><text:span text:style-name="T41">going into a panic attack,” the professor argued. “I think he suffers from post-traumatic stress.”</text:span></text:p>
      <text:p text:style-name="P28">“He killed without his wand. To see blood, he must have stabbed someone…”</text:p>
      <text:p text:style-name="P28">“You are probably right, and add that to see family members dead, it’s no wonder he’s disturbed.”</text:p>
      <text:p text:style-name="P28">Flitwick gave the Potions professor a strange look, making him grimace painfully.</text:p>
      <text:p text:style-name="P28">“I will not console this… this… this child!” he exclaimed.</text:p>
      <text:p text:style-name="P28"><text:soft-page-break/>“He is a genius occlumens,” the goblin argued back. “However, in his state, he is unable to do anything. I only ask you to help him lock down his memories to let him have time to come up with the fact that he killed someone bare-handed.”</text:p>
      <text:p text:style-name="P28">“If he is a genius occlumens…”</text:p>
      <text:p text:style-name="P28">“He’s still a traumatised eleven-year-old!”</text:p>
      <text:p text:style-name="P28">Severus Snape sighed before letting himself be convinced, and Flitwick, triumphant, picked up his student and declared he would tell the Kemenovs about it. Then he brought the unconscious Ravenclaw in the direction of his dormitories, as he told Neville it would be better if he went back to his common room.</text:p>
      <text:p text:style-name="P41"><text:span text:style-name="T24">They left behind them a Potions professor even more suspicious and intrigued by the two students. A professor that was not </text:span><text:span text:style-name="T42">out of the woods.</text:span></text:p>
      <text:p text:style-name="P16">“Severus, all my detectors are at maximum level! Someone used Dark Magic in the schoo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Séparation_20_temporelle" style:display-name="Séparation temporelle" style:family="paragraph" style:parent-style-name="Vlad_20_Kemenov" style:next-style-name="Vlad_20_Kemenov" style:master-page-name="">
      <loext:graphic-properties draw:fill="solid" draw:fill-color="#dddddd" draw:opacity="100%"/>
      <style:paragraph-properties fo:text-align="center" style:justify-single-word="false" style:page-number="auto" fo:background-color="#dddddd" style:shadow="none" style:writing-mode="page">
        <style:tab-stops/>
      </style:paragraph-properties>
      <style:text-properties officeooo:rsid="008b6541" style:font-size-asian="10.5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1:01:45.016848364</meta:creation-date>
    <meta:generator>LibreOffice/6.4.4.2$Linux_X86_64 LibreOffice_project/40$Build-2</meta:generator>
    <dc:date>2020-07-23T21:02:19.611774905</dc:date>
    <meta:editing-duration>PT37S</meta:editing-duration>
    <meta:editing-cycles>1</meta:editing-cycles>
    <meta:document-statistic meta:table-count="0" meta:image-count="0" meta:object-count="0" meta:page-count="12" meta:paragraph-count="184" meta:word-count="5402" meta:character-count="31565" meta:non-whitespace-character-count="26325"/>
  </office:meta>
</office:document-meta>
</file>